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25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32.71pt"/>
    </style:style>
    <style:style style:name="co7" style:family="table-column">
      <style:table-column-properties fo:break-before="auto" style:column-width="42.01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1.4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/>
    </style:style>
    <style:style style:name="ce11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U V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P W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cosphi</text:p>
          </table:table-cell>
          <table:table-cell office:value-type="string" calcext:value-type="string">
            <text:p>d ucin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phi stupne</text:p>
          </table:table-cell>
          <table:table-cell office:value-type="string" calcext:value-type="string">
            <text:p>dphi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analogový</text:p>
          </table:table-cell>
          <table:table-cell office:value-type="float" office:value="53.6" calcext:value-type="float">
            <text:p>53.6</text:p>
          </table:table-cell>
          <table:table-cell office:value-type="float" office:value="0.1" calcext:value-type="float">
            <text:p>0.1</text:p>
          </table:table-cell>
          <table:table-cell office:value-type="float" office:value="53.8" calcext:value-type="float">
            <text:p>53.8</text:p>
          </table:table-cell>
          <table:table-cell office:value-type="float" office:value="0.2" calcext:value-type="float">
            <text:p>0.2</text:p>
          </table:table-cell>
          <table:table-cell office:value-type="float" office:value="2.81" calcext:value-type="float">
            <text:p>2.81</text:p>
          </table:table-cell>
          <table:table-cell office:value-type="float" office:value="0.1" calcext:value-type="float">
            <text:p>0.1</text:p>
          </table:table-cell>
          <table:table-cell table:formula="of:=[.F3]/[.D3]/[.B3]*1000" office:value-type="float" office:value="0.974449314764468" calcext:value-type="float">
            <text:p>0.9744493148</text:p>
          </table:table-cell>
          <table:table-cell table:formula="of:=[.H3]*([.G3]/[.F3]+[.E3]/[.D3]+[.C3]/[.B3])" office:value-type="float" office:value="0.0401184021693489" calcext:value-type="float">
            <text:p>0.0401184022</text:p>
          </table:table-cell>
          <table:table-cell/>
          <table:table-cell office:value-type="string" calcext:value-type="string">
            <text:p>R</text:p>
          </table:table-cell>
          <table:table-cell table:formula="of:=ACOS([.H3])/PI()*180" office:value-type="float" office:value="12.979799342453" calcext:value-type="float">
            <text:p>12.9797993425</text:p>
          </table:table-cell>
          <table:table-cell table:formula="of:=[.I3]/SQRT(  1-[.H3]*[.H3]      )" office:value-type="float" office:value="0.178615587721316" calcext:value-type="float">
            <text:p>0.1786155877</text:p>
          </table:table-cell>
          <table:table-cell table:number-columns-repeated="2"/>
          <table:table-cell office:value-type="string" calcext:value-type="string">
            <text:p>marie</text:p>
          </table:table-cell>
          <table:table-cell office:value-type="string" calcext:value-type="string">
            <text:p>d marie</text:p>
          </table:table-cell>
          <table:table-cell office:value-type="string" calcext:value-type="string">
            <text:p>u</text:p>
          </table:table-cell>
        </table:table-row>
        <table:table-row table:style-name="ro1">
          <table:covered-table-cell/>
          <table:table-cell office:value-type="float" office:value="57.2" calcext:value-type="float">
            <text:p>57.2</text:p>
          </table:table-cell>
          <table:table-cell office:value-type="float" office:value="0.05" calcext:value-type="float">
            <text:p>0.05</text:p>
          </table:table-cell>
          <table:table-cell office:value-type="float" office:value="178" calcext:value-type="float">
            <text:p>17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F4]/[.D4]/[.B4]*1000" office:value-type="float" office:value="0" calcext:value-type="float">
            <text:p>0</text:p>
          </table:table-cell>
          <table:table-cell table:formula="of:=[.G4]*1000/[.D4]/[.B4]" office:value-type="float" office:value="0.00982163903512218" calcext:value-type="float">
            <text:p>0.009821639</text:p>
          </table:table-cell>
          <table:table-cell/>
          <table:table-cell office:value-type="string" calcext:value-type="string">
            <text:p>C</text:p>
          </table:table-cell>
          <table:table-cell table:formula="of:=ACOS([.H4])/PI()*180" office:value-type="float" office:value="90" calcext:value-type="float">
            <text:p>90</text:p>
          </table:table-cell>
          <table:table-cell table:formula="of:=[.I4]/SQRT(  1-[.H4]*[.H4]      )" office:value-type="float" office:value="0.00982163903512218" calcext:value-type="float">
            <text:p>0.009821639</text:p>
          </table:table-cell>
          <table:table-cell/>
          <table:table-cell office:value-type="string" calcext:value-type="string">
            <text:p>Rs</text:p>
          </table:table-cell>
          <table:table-cell table:formula="of:=[.F8]/[.D8]/[.D8]*1000*1000" office:value-type="float" office:value="716.666666666667" calcext:value-type="float">
            <text:p>716.6666666667</text:p>
          </table:table-cell>
          <table:table-cell table:formula="of:=[.P4]*SQRT([.I13]^2+4*[.I15]^2)" office:value-type="float" office:value="47.7906959280146" calcext:value-type="float">
            <text:p>47.790695928</text:p>
          </table:table-cell>
          <table:table-cell table:formula="of:=[.Q4]/[.P4]" office:value-type="float" office:value="0.0666846919925785" calcext:value-type="float">
            <text:p>0.066684692</text:p>
          </table:table-cell>
        </table:table-row>
        <table:table-row table:style-name="ro1">
          <table:covered-table-cell/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31.9" calcext:value-type="float">
            <text:p>31.9</text:p>
          </table:table-cell>
          <table:table-cell office:value-type="float" office:value="0.05" calcext:value-type="float">
            <text:p>0.05</text:p>
          </table:table-cell>
          <table:table-cell office:value-type="float" office:value="0.625" calcext:value-type="float">
            <text:p>0.625</text:p>
          </table:table-cell>
          <table:table-cell office:value-type="float" office:value="0.1" calcext:value-type="float">
            <text:p>0.1</text:p>
          </table:table-cell>
          <table:table-cell table:formula="of:=[.F5]/[.D5]/[.B5]*1000" office:value-type="float" office:value="0.34986565158979" calcext:value-type="float">
            <text:p>0.3498656516</text:p>
          </table:table-cell>
          <table:table-cell table:formula="of:=[.H5]*([.G5]/[.F5]+[.E5]/[.D5]+[.C5]/[.B5])" office:value-type="float" office:value="0.0571516431107383" calcext:value-type="float">
            <text:p>0.0571516431</text:p>
          </table:table-cell>
          <table:table-cell/>
          <table:table-cell office:value-type="string" calcext:value-type="string">
            <text:p>L</text:p>
          </table:table-cell>
          <table:table-cell table:formula="of:=ACOS([.H5])/PI()*180" office:value-type="float" office:value="69.520902011673" calcext:value-type="float">
            <text:p>69.5209020117</text:p>
          </table:table-cell>
          <table:table-cell table:formula="of:=[.I5]/SQRT(  1-[.H5]*[.H5]      )" office:value-type="float" office:value="0.0610073122162637" calcext:value-type="float">
            <text:p>0.0610073122</text:p>
          </table:table-cell>
          <table:table-cell/>
          <table:table-cell office:value-type="string" calcext:value-type="string">
            <text:p>Ls</text:p>
          </table:table-cell>
          <table:table-cell table:formula="of:=1/[.L10]*[.B8]/[.D8]*1000*SQRT(  1- [.H8]*[.H8])" office:value-type="float" office:value="5.08189373359012" calcext:value-type="float">
            <text:p>5.0818937336</text:p>
          </table:table-cell>
          <table:table-cell table:formula="of:=[.P5]*SQRT([.I14]^2+[.I15]^2+[.I16]^2)" office:value-type="float" office:value="0.173804640088488" calcext:value-type="float">
            <text:p>0.1738046401</text:p>
          </table:table-cell>
          <table:table-cell table:formula="of:=[.Q5]/[.P5]" office:value-type="float" office:value="0.0342007623929009" calcext:value-type="float">
            <text:p>0.0342007624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digitalni</text:p>
          </table:table-cell>
          <table:table-cell office:value-type="float" office:value="51.6" calcext:value-type="float">
            <text:p>51.6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.695" calcext:value-type="float">
            <text:p>2.695</text:p>
          </table:table-cell>
          <table:table-cell office:value-type="float" office:value="0.001" calcext:value-type="float">
            <text:p>0.001</text:p>
          </table:table-cell>
          <table:table-cell table:formula="of:=[.F6]/[.D6]/[.B6]*1000" office:value-type="float" office:value="1.0043977340489" calcext:value-type="float">
            <text:p>1.004397734</text:p>
          </table:table-cell>
          <table:table-cell table:formula="of:=[.H6]*([.G6]/[.F6]+[.E6]/[.D6]+[.C6]/[.B6])" office:value-type="float" office:value="0.0216345376021084" calcext:value-type="float">
            <text:p>0.0216345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ACOS(1-[.I6])/PI()*180" office:value-type="float" office:value="11.9398135003215" calcext:value-type="float">
            <text:p>11.9398135003</text:p>
          </table:table-cell>
          <table:table-cell/>
          <table:table-cell office:value-type="string" calcext:value-type="string">
            <text:p>Rp</text:p>
          </table:table-cell>
          <table:table-cell table:formula="of:=[.B8]*[.B8]/[.F8]" office:value-type="float" office:value="4273.25581395349" calcext:value-type="float">
            <text:p>4273.2558139535</text:p>
          </table:table-cell>
          <table:table-cell table:formula="of:=[.P6]*SQRT(4*[.I14]^2+[.I13]^2)" office:value-type="float" office:value="17.5755917339291" calcext:value-type="float">
            <text:p>17.5755917339</text:p>
          </table:table-cell>
          <table:table-cell table:formula="of:=[.Q6]/[.P6]" office:value-type="float" office:value="0.00411292758943648" calcext:value-type="float">
            <text:p>0.0041129276</text:p>
          </table:table-cell>
        </table:table-row>
        <table:table-row table:style-name="ro1">
          <table:covered-table-cell/>
          <table:table-cell office:value-type="float" office:value="53.7" calcext:value-type="float">
            <text:p>53.7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table:formula="of:=[.F7]/[.D7]/[.B7]*1000" office:value-type="float" office:value="0.00173227664458014" calcext:value-type="float">
            <text:p>0.0017322766</text:p>
          </table:table-cell>
          <table:table-cell table:formula="of:=[.H7]*([.G7]/[.F7]+[.E7]/[.D7]+[.C7]/[.B7])" office:value-type="float" office:value="0.000121564507178201" calcext:value-type="float">
            <text:p>0.0001215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ACOS([.H7])/PI()*180" office:value-type="float" office:value="89.9007478096774" calcext:value-type="float">
            <text:p>89.9007478097</text:p>
          </table:table-cell>
          <table:table-cell table:formula="of:=[.I7]/SQRT(  1-[.H7]*[.H7]      )" office:value-type="float" office:value="0.000121564689572926" calcext:value-type="float">
            <text:p>0.0001215647</text:p>
          </table:table-cell>
          <table:table-cell/>
          <table:table-cell office:value-type="string" calcext:value-type="string">
            <text:p>Lp</text:p>
          </table:table-cell>
          <table:table-cell table:formula="of:=1/[.L10]*[.B8]/[.D8]*1000/SQRT(1-[.H8]*[.H8])" office:value-type="float" office:value="6.10591525859101" calcext:value-type="float">
            <text:p>6.1059152586</text:p>
          </table:table-cell>
          <table:table-cell table:formula="of:=[.P7]*SQRT([.I14]^2+[.I15]^2+[.I16]^2)" office:value-type="float" office:value="0.208826956950259" calcext:value-type="float">
            <text:p>0.208826957</text:p>
          </table:table-cell>
          <table:table-cell table:formula="of:=[.Q7]/[.P7]" office:value-type="float" office:value="0.0342007623929009" calcext:value-type="float">
            <text:p>0.0342007624</text:p>
          </table:table-cell>
        </table:table-row>
        <table:table-row table:style-name="ro1">
          <table:covered-table-cell/>
          <table:table-cell office:value-type="float" office:value="52.5" calcext:value-type="float">
            <text:p>52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.001" calcext:value-type="float">
            <text:p>0.001</text:p>
          </table:table-cell>
          <table:table-cell table:formula="of:=[.F8]/[.D8]/[.B8]*1000" office:value-type="float" office:value="0.40952380952381" calcext:value-type="float">
            <text:p>0.4095238095</text:p>
          </table:table-cell>
          <table:table-cell table:formula="of:=[.H8]*([.G8]/[.F8]+[.E8]/[.D8]+[.C8]/[.B8])" office:value-type="float" office:value="0.0150657596371882" calcext:value-type="float">
            <text:p>0.015065759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</text:p>
          </table:table-cell>
          <table:table-cell table:formula="of:=ACOS([.H8])/PI()*180" office:value-type="float" office:value="65.8250752280894" calcext:value-type="float">
            <text:p>65.8250752281</text:p>
          </table:table-cell>
          <table:table-cell table:formula="of:=[.I8]/SQRT(  1-[.H8]*[.H8]      )" office:value-type="float" office:value="0.0165140513593469" calcext:value-type="float">
            <text:p>0.016514051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omega</text:p>
          </table:table-cell>
          <table:table-cell table:formula="of:=2*PI()*50" office:value-type="float" office:value="314.159265358979" calcext:value-type="float">
            <text:p>314.159265359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uP</text:p>
          </table:table-cell>
          <table:table-cell table:formula="of:=[.G8]/[.F8]" office:value-type="float" office:value="0.00155038759689922" calcext:value-type="float">
            <text:p>0.00155038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in</text:p>
          </table:table-cell>
          <table:table-cell table:formula="of:=SQRT(1-[.H8]*[.H8])" office:value-type="float" office:value="0.912299429701185" calcext:value-type="float">
            <text:p>0.9122994297</text:p>
          </table:table-cell>
          <table:table-cell/>
          <table:table-cell office:value-type="string" calcext:value-type="string">
            <text:p>uU</text:p>
          </table:table-cell>
          <table:table-cell table:formula="of:=[.C8]/[.B8]" office:value-type="float" office:value="0.0019047619047619" calcext:value-type="float">
            <text:p>0.001904761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sin</text:p>
          </table:table-cell>
          <table:table-cell table:formula="of:=[.H8]/SQRT(1-[.H8]*[.H8])*[.I8]" office:value-type="float" office:value="0.00676289722335157" calcext:value-type="float">
            <text:p>0.0067628972</text:p>
          </table:table-cell>
          <table:table-cell/>
          <table:table-cell office:value-type="string" calcext:value-type="string">
            <text:p>uI</text:p>
          </table:table-cell>
          <table:table-cell table:formula="of:=[.E8]/[.D8]" office:value-type="float" office:value="0.0333333333333333" calcext:value-type="float">
            <text:p>0.033333333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usin</text:p>
          </table:table-cell>
          <table:table-cell table:formula="of:=[.F15]/[.F14]" office:value-type="float" office:value="0.00741302362270104" calcext:value-type="float">
            <text:p>0.007413023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ucos</text:p>
          </table:table-cell>
          <table:table-cell table:formula="of:=[.I8]/[.H8]" office:value-type="float" office:value="0.0367884828349945" calcext:value-type="float">
            <text:p>0.03678848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 uF</text:p>
          </table:table-cell>
          <table:table-cell office:value-type="string" calcext:value-type="string">
            <text:p>U 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chyba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formula="of:=[.D20]/[.C20]/[.B20]*1000" office:value-type="float" office:value="0.378787878787879" calcext:value-type="float">
            <text:p>0.3787878788</text:p>
          </table:table-cell>
          <table:table-cell table:number-columns-repeated="2"/>
          <table:table-cell table:formula="of:=[.E20]*SQRT((0.01/[.D20])^2+(1/[.C20])^2+(0.1/[.B20])^2)" office:value-type="float" office:value="0.0282422945976657" calcext:value-type="float">
            <text:p>0.0282422946</text:p>
          </table:table-cell>
          <table:table-cell/>
          <table:table-cell table:formula="of:=ACOS([.E20])/PI()*180" office:value-type="float" office:value="67.7413787261665" calcext:value-type="float">
            <text:p>67.7413787262</text:p>
          </table:table-cell>
          <table:table-cell table:formula="of:=[.H20]/SQRT(1-[.E20]*[.E20])" office:value-type="float" office:value="0.0305162588369077" calcext:value-type="float">
            <text:p>0.0305162588</text:p>
          </table:table-cell>
          <table:table-cell table:number-columns-repeated="5"/>
          <table:table-cell table:formula="of:=[.D20]/[.C20]/[.C20]*1000*1000" office:value-type="float" office:value="1333.33333333333" calcext:value-type="float">
            <text:p>1333.3333333333</text:p>
          </table:table-cell>
          <table:table-cell table:formula="of:=[.Q20]*SQRT((2*1/[.C20])^2+(0.01/[.D20])^2)" office:value-type="float" office:value="183.249138916341" calcext:value-type="float">
            <text:p>183.2491389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8" calcext:value-type="float">
            <text:p>52.8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table:formula="of:=[.D21]/[.C21]/[.B21]*1000" office:value-type="float" office:value="0.541125541125541" calcext:value-type="float">
            <text:p>0.5411255411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[.E21]*SQRT((0.01/[.D21])^2+(1/[.C21])^2+(0.1/[.B21])^2)" office:value-type="float" office:value="0.0205010695000029" calcext:value-type="float">
            <text:p>0.0205010695</text:p>
          </table:table-cell>
          <table:table-cell/>
          <table:table-cell table:formula="of:=ACOS([.E21])/PI()*180" office:value-type="float" office:value="57.2397077786928" calcext:value-type="float">
            <text:p>57.2397077787</text:p>
          </table:table-cell>
          <table:table-cell table:formula="of:=[.H21]/SQRT(1-[.E21]*[.E21])" office:value-type="float" office:value="0.0243787012998499" calcext:value-type="float">
            <text:p>0.0243787013</text:p>
          </table:table-cell>
          <table:table-cell table:number-columns-repeated="5"/>
          <table:table-cell table:formula="of:=[.D21]/[.C21]/[.C21]*1000*1000" office:value-type="float" office:value="1020.40816326531" calcext:value-type="float">
            <text:p>1020.4081632653</text:p>
          </table:table-cell>
          <table:table-cell table:formula="of:=[.Q21]*SQRT((2*1/[.C21])^2+(0.01/[.D21])^2)" office:value-type="float" office:value="73.9939522749525" calcext:value-type="float">
            <text:p>73.993952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44" calcext:value-type="float">
            <text:p>44</text:p>
          </table:table-cell>
          <table:table-cell office:value-type="float" office:value="1.95" calcext:value-type="float">
            <text:p>1.95</text:p>
          </table:table-cell>
          <table:table-cell table:formula="of:=[.D22]/[.C22]/[.B22]*1000" office:value-type="float" office:value="0.849007314524556" calcext:value-type="float">
            <text:p>0.8490073145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[.E22]*SQRT((0.01/[.D22])^2+(1/[.C22])^2+(0.1/[.B22])^2)" office:value-type="float" office:value="0.0198474841381035" calcext:value-type="float">
            <text:p>0.0198474841</text:p>
          </table:table-cell>
          <table:table-cell/>
          <table:table-cell table:formula="of:=ACOS([.E22])/PI()*180" office:value-type="float" office:value="31.8961369545463" calcext:value-type="float">
            <text:p>31.8961369545</text:p>
          </table:table-cell>
          <table:table-cell table:formula="of:=[.H22]/SQRT(1-[.E22]*[.E22])" office:value-type="float" office:value="0.0375628204439253" calcext:value-type="float">
            <text:p>0.0375628204</text:p>
          </table:table-cell>
          <table:table-cell table:number-columns-repeated="5"/>
          <table:table-cell table:formula="of:=[.D22]/[.C22]/[.C22]*1000*1000" office:value-type="float" office:value="1007.23140495868" calcext:value-type="float">
            <text:p>1007.2314049587</text:p>
          </table:table-cell>
          <table:table-cell table:formula="of:=[.Q22]*SQRT((2*1/[.C22])^2+(0.01/[.D22])^2)" office:value-type="float" office:value="46.0736996353661" calcext:value-type="float">
            <text:p>46.0736996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.7" calcext:value-type="float">
            <text:p>51.7</text:p>
          </table:table-cell>
          <table:table-cell office:value-type="float" office:value="50" calcext:value-type="float">
            <text:p>50</text:p>
          </table:table-cell>
          <table:table-cell office:value-type="float" office:value="2.47" calcext:value-type="float">
            <text:p>2.47</text:p>
          </table:table-cell>
          <table:table-cell table:formula="of:=[.D23]/[.C23]/[.B23]*1000" office:value-type="float" office:value="0.955512572533849" calcext:value-type="float">
            <text:p>0.9555125725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E23]*SQRT((0.01/[.D23])^2+(1/[.C23])^2+(0.1/[.B23])^2)" office:value-type="float" office:value="0.0195852643635335" calcext:value-type="float">
            <text:p>0.0195852644</text:p>
          </table:table-cell>
          <table:table-cell/>
          <table:table-cell table:formula="of:=ACOS([.E23])/PI()*180" office:value-type="float" office:value="17.1545616660177" calcext:value-type="float">
            <text:p>17.154561666</text:p>
          </table:table-cell>
          <table:table-cell table:formula="of:=[.H23]/SQRT(1-[.E23]*[.E23])" office:value-type="float" office:value="0.0664018967991076" calcext:value-type="float">
            <text:p>0.0664018968</text:p>
          </table:table-cell>
          <table:table-cell table:number-columns-repeated="5"/>
          <table:table-cell table:formula="of:=[.D23]/[.C23]/[.C23]*1000*1000" office:value-type="float" office:value="988" calcext:value-type="float">
            <text:p>988</text:p>
          </table:table-cell>
          <table:table-cell table:formula="of:=[.Q23]*SQRT((2*1/[.C23])^2+(0.01/[.D23])^2)" office:value-type="float" office:value="39.7219133476725" calcext:value-type="float">
            <text:p>39.7219133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8" calcext:value-type="float">
            <text:p>51.8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table:formula="of:=[.D25]/[.C25]/[.B25]*1000" office:value-type="float" office:value="0.947700947700948" calcext:value-type="float">
            <text:p>0.9477009477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E25]*SQRT((0.01/[.D25])^2+(1/[.C25])^2+(0.1/[.B25])^2)" office:value-type="float" office:value="0.0176797103399616" calcext:value-type="float">
            <text:p>0.0176797103</text:p>
          </table:table-cell>
          <table:table-cell/>
          <table:table-cell table:formula="of:=ACOS([.E25])/PI()*180" office:value-type="float" office:value="18.6121146854866" calcext:value-type="float">
            <text:p>18.6121146855</text:p>
          </table:table-cell>
          <table:table-cell table:formula="of:=[.H25]/SQRT(1-[.E25]*[.E25])" office:value-type="float" office:value="0.0553945575607136" calcext:value-type="float">
            <text:p>0.0553945576</text:p>
          </table:table-cell>
          <table:table-cell table:number-columns-repeated="5"/>
          <table:table-cell table:formula="of:=[.B25]*[.B25]/[.D25]" office:value-type="float" office:value="993.792592592592" calcext:value-type="float">
            <text:p>993.7925925926</text:p>
          </table:table-cell>
          <table:table-cell table:formula="of:=[.Q25]*SQRT((2*0.1/[.B25])^2+(0.01/[.D25])^2)" office:value-type="float" office:value="5.31700137895526" calcext:value-type="float">
            <text:p>5.317001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62" calcext:value-type="float">
            <text:p>62</text:p>
          </table:table-cell>
          <table:table-cell office:value-type="float" office:value="2.71" calcext:value-type="float">
            <text:p>2.71</text:p>
          </table:table-cell>
          <table:table-cell table:formula="of:=[.D26]/[.C26]/[.B26]*1000" office:value-type="float" office:value="0.843816166396812" calcext:value-type="float">
            <text:p>0.8438161664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[.E26]*SQRT((0.01/[.D26])^2+(1/[.C26])^2+(0.1/[.B26])^2)" office:value-type="float" office:value="0.0140562878664055" calcext:value-type="float">
            <text:p>0.0140562879</text:p>
          </table:table-cell>
          <table:table-cell/>
          <table:table-cell table:formula="of:=ACOS([.E26])/PI()*180" office:value-type="float" office:value="32.4546811220019" calcext:value-type="float">
            <text:p>32.454681122</text:p>
          </table:table-cell>
          <table:table-cell table:formula="of:=[.H26]/SQRT(1-[.E26]*[.E26])" office:value-type="float" office:value="0.0261935157447178" calcext:value-type="float">
            <text:p>0.0261935157</text:p>
          </table:table-cell>
          <table:table-cell table:number-columns-repeated="5"/>
          <table:table-cell table:formula="of:=[.B26]*[.B26]/[.D26]" office:value-type="float" office:value="990.125461254612" calcext:value-type="float">
            <text:p>990.1254612546</text:p>
          </table:table-cell>
          <table:table-cell table:formula="of:=[.Q26]*SQRT((2*0.1/[.B26])^2+(0.01/[.D26])^2)" office:value-type="float" office:value="5.28802299266841" calcext:value-type="float">
            <text:p>5.2880229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2.73" calcext:value-type="float">
            <text:p>2.73</text:p>
          </table:table-cell>
          <table:table-cell table:formula="of:=[.D27]/[.C27]/[.B27]*1000" office:value-type="float" office:value="0.53030303030303" calcext:value-type="float">
            <text:p>0.5303030303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[.E27]*SQRT((0.01/[.D27])^2+(1/[.C27])^2+(0.1/[.B27])^2)" office:value-type="float" office:value="0.00578847622137226" calcext:value-type="float">
            <text:p>0.0057884762</text:p>
          </table:table-cell>
          <table:table-cell/>
          <table:table-cell table:formula="of:=ACOS([.E27])/PI()*180" office:value-type="float" office:value="57.9740683498214" calcext:value-type="float">
            <text:p>57.9740683498</text:p>
          </table:table-cell>
          <table:table-cell table:formula="of:=[.H27]/SQRT(1-[.E27]*[.E27])" office:value-type="float" office:value="0.00682757776392216" calcext:value-type="float">
            <text:p>0.0068275778</text:p>
          </table:table-cell>
          <table:table-cell table:number-columns-repeated="5"/>
          <table:table-cell table:formula="of:=[.B27]*[.B27]/[.D27]" office:value-type="float" office:value="990.476190476191" calcext:value-type="float">
            <text:p>990.4761904762</text:p>
          </table:table-cell>
          <table:table-cell table:formula="of:=[.Q27]*SQRT((2*0.1/[.B27])^2+(0.01/[.D27])^2)" office:value-type="float" office:value="5.26077097505669" calcext:value-type="float">
            <text:p>5.2607709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74" calcext:value-type="float">
            <text:p>174</text:p>
          </table:table-cell>
          <table:table-cell office:value-type="float" office:value="2.79" calcext:value-type="float">
            <text:p>2.79</text:p>
          </table:table-cell>
          <table:table-cell table:formula="of:=[.D28]/[.C28]/[.B28]*1000" office:value-type="float" office:value="0.30600157936299" calcext:value-type="float">
            <text:p>0.3060015794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E28]*SQRT((0.01/[.D28])^2+(1/[.C28])^2+(0.1/[.B28])^2)" office:value-type="float" office:value="0.00215330642533945" calcext:value-type="float">
            <text:p>0.0021533064</text:p>
          </table:table-cell>
          <table:table-cell/>
          <table:table-cell table:formula="of:=ACOS([.E28])/PI()*180" office:value-type="float" office:value="72.1815685376496" calcext:value-type="float">
            <text:p>72.1815685376</text:p>
          </table:table-cell>
          <table:table-cell table:formula="of:=[.H28]/SQRT(1-[.E28]*[.E28])" office:value-type="float" office:value="0.00226180283549843" calcext:value-type="float">
            <text:p>0.0022618028</text:p>
          </table:table-cell>
          <table:table-cell table:number-columns-repeated="5"/>
          <table:table-cell table:formula="of:=[.B28]*[.B28]/[.D28]" office:value-type="float" office:value="984.143369175627" calcext:value-type="float">
            <text:p>984.1433691756</text:p>
          </table:table-cell>
          <table:table-cell table:formula="of:=[.Q28]*SQRT((2*0.1/[.B28])^2+(0.01/[.D28])^2)" office:value-type="float" office:value="5.15287317825117" calcext:value-type="float">
            <text:p>5.1528731783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982.2" calcext:value-type="float">
            <text:p>982.2</text:p>
          </table:table-cell>
          <table:table-cell table:formula="of:=0.0015*[.H36]+0.3" office:value-type="float" office:value="1.7733" calcext:value-type="float">
            <text:p>1.7733</text:p>
          </table:table-cell>
          <table:table-cell table:number-columns-repeated="9"/>
        </table:table-row>
      </table:table>
      <table:table table:name="RLC" table:style-name="ta1">
        <table:table-column table:style-name="co10" table:number-columns-repeated="2" table:default-cell-style-name="ce2"/>
        <table:table-column table:style-name="co10" table:default-cell-style-name="ce4"/>
        <table:table-column table:style-name="co10" table:default-cell-style-name="ce6"/>
        <table:table-column table:style-name="co10" table:number-columns-repeated="2" table:default-cell-style-name="ce8"/>
        <table:table-column table:style-name="co10" table:default-cell-style-name="ce11"/>
        <table:table-column table:style-name="co10" table:number-columns-repeated="3" table:default-cell-style-name="Default"/>
        <table:table-column table:style-name="co10" table:default-cell-style-name="ce13"/>
        <table:table-row table:style-name="ro2">
          <table:table-cell table:style-name="ce1" office:value-type="string" calcext:value-type="string">
            <text:p>C (μF)</text:p>
          </table:table-cell>
          <table:table-cell table:style-name="ce1" office:value-type="string" calcext:value-type="string">
            <text:p>U (V)</text:p>
          </table:table-cell>
          <table:table-cell table:style-name="ce1" office:value-type="string" calcext:value-type="string">
            <text:p>I (mA)</text:p>
          </table:table-cell>
          <table:table-cell table:style-name="ce1" office:value-type="string" calcext:value-type="string">
            <text:p>P (W)</text:p>
          </table:table-cell>
          <table:table-cell table:style-name="ce1" office:value-type="string" calcext:value-type="string">
            <text:p>cos(<text:span text:style-name="T1">φ</text:span>)</text:p>
          </table:table-cell>
          <table:table-cell table:style-name="ce1" office:value-type="string" calcext:value-type="string">
            <text:p>PF</text:p>
          </table:table-cell>
          <table:table-cell table:style-name="ce10" office:value-type="string" calcext:value-type="string">
            <text:p>φ (<text:span text:style-name="T1">º)</text:span></text:p>
          </table:table-cell>
          <table:table-cell table:number-columns-repeated="2"/>
          <table:table-cell office:value-type="string" calcext:value-type="string">
            <text:p>d cos</text:p>
          </table:table-cell>
          <table:table-cell table:style-name="Default" office:value-type="string" calcext:value-type="string">
            <text:p>I 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.0</text:p>
          </table:table-cell>
          <table:table-cell table:formula="of:=[.K2]*1000" office:value-type="float" office:value="2" calcext:value-type="float">
            <text:p>2</text:p>
          </table:table-cell>
          <table:table-cell office:value-type="float" office:value="0.01" calcext:value-type="float">
            <text:p>0.010</text:p>
          </table:table-cell>
          <table:table-cell table:formula="of:=[.D2]/[.K2]/[.B2]" office:value-type="float" office:value="0.0943396226415094" calcext:value-type="float">
            <text:p>0.09</text:p>
          </table:table-cell>
          <table:table-cell office:value-type="string" calcext:value-type="string">
            <text:p>---</text:p>
          </table:table-cell>
          <table:table-cell table:formula="of:=ACOS([.E2])/PI()*180" office:value-type="float" office:value="84.5866877260288" calcext:value-type="float">
            <text:p>85</text:p>
          </table:table-cell>
          <table:table-cell table:number-columns-repeated="2"/>
          <table:table-cell table:formula="of:=[.E2]*SQRT((0.001/[.D2])^2+(1/[.C2])^2+(0.1/[.B2])^2)" office:value-type="float" office:value="0.0481042870000539" calcext:value-type="float">
            <text:p>0.04810428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3" calcext:value-type="float">
            <text:p>53.0</text:p>
          </table:table-cell>
          <table:table-cell table:formula="of:=[.K3]*1000" office:value-type="float" office:value="3" calcext:value-type="float">
            <text:p>3</text:p>
          </table:table-cell>
          <table:table-cell office:value-type="float" office:value="0.023" calcext:value-type="float">
            <text:p>0.023</text:p>
          </table:table-cell>
          <table:table-cell table:formula="of:=[.D3]/[.K3]/[.B3]" office:value-type="float" office:value="0.144654088050314" calcext:value-type="float">
            <text:p>0.14</text:p>
          </table:table-cell>
          <table:table-cell office:value-type="string" calcext:value-type="string">
            <text:p>---</text:p>
          </table:table-cell>
          <table:table-cell table:formula="of:=ACOS([.E3])/PI()*180" office:value-type="float" office:value="81.6827512875942" calcext:value-type="float">
            <text:p>82</text:p>
          </table:table-cell>
          <table:table-cell table:number-columns-repeated="2"/>
          <table:table-cell table:formula="of:=[.E3]*SQRT((0.001/[.D3])^2+(1/[.C3])^2+(0.1/[.B3])^2)" office:value-type="float" office:value="0.0486272376734483" calcext:value-type="float">
            <text:p>0.048627237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" calcext:value-type="float">
            <text:p>53.0</text:p>
          </table:table-cell>
          <table:table-cell table:formula="of:=[.K4]*1000" office:value-type="float" office:value="5" calcext:value-type="float">
            <text:p>5</text:p>
          </table:table-cell>
          <table:table-cell office:value-type="float" office:value="0.044" calcext:value-type="float">
            <text:p>0.044</text:p>
          </table:table-cell>
          <table:table-cell table:formula="of:=[.D4]/[.K4]/[.B4]" office:value-type="float" office:value="0.166037735849057" calcext:value-type="float">
            <text:p>0.17</text:p>
          </table:table-cell>
          <table:table-cell office:value-type="string" calcext:value-type="string">
            <text:p>---</text:p>
          </table:table-cell>
          <table:table-cell table:formula="of:=ACOS([.E4])/PI()*180" office:value-type="float" office:value="80.4424760485748" calcext:value-type="float">
            <text:p>80</text:p>
          </table:table-cell>
          <table:table-cell table:number-columns-repeated="2"/>
          <table:table-cell table:formula="of:=[.E4]*SQRT((0.001/[.D4])^2+(1/[.C4])^2+(0.1/[.B4])^2)" office:value-type="float" office:value="0.0334227359090893" calcext:value-type="float">
            <text:p>0.03342273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3" calcext:value-type="float">
            <text:p>53.0</text:p>
          </table:table-cell>
          <table:table-cell table:formula="of:=[.K5]*1000" office:value-type="float" office:value="7" calcext:value-type="float">
            <text:p>7</text:p>
          </table:table-cell>
          <table:table-cell office:value-type="float" office:value="0.075" calcext:value-type="float">
            <text:p>0.075</text:p>
          </table:table-cell>
          <table:table-cell table:formula="of:=[.D5]/[.K5]/[.B5]" office:value-type="float" office:value="0.202156334231806" calcext:value-type="float">
            <text:p>0.20</text:p>
          </table:table-cell>
          <table:table-cell office:value-type="string" calcext:value-type="string">
            <text:p>---</text:p>
          </table:table-cell>
          <table:table-cell table:formula="of:=ACOS([.E5])/PI()*180" office:value-type="float" office:value="78.3369160112722" calcext:value-type="float">
            <text:p>78</text:p>
          </table:table-cell>
          <table:table-cell table:number-columns-repeated="2"/>
          <table:table-cell table:formula="of:=[.E5]*SQRT((0.001/[.D5])^2+(1/[.C5])^2+(0.1/[.B5])^2)" office:value-type="float" office:value="0.0290074975842863" calcext:value-type="float">
            <text:p>0.029007497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2.8" calcext:value-type="float">
            <text:p>52.8</text:p>
          </table:table-cell>
          <table:table-cell table:formula="of:=[.K6]*1000" office:value-type="float" office:value="9" calcext:value-type="float">
            <text:p>9</text:p>
          </table:table-cell>
          <table:table-cell office:value-type="float" office:value="0.126" calcext:value-type="float">
            <text:p>0.126</text:p>
          </table:table-cell>
          <table:table-cell table:formula="of:=[.D6]/[.K6]/[.B6]" office:value-type="float" office:value="0.265151515151515" calcext:value-type="float">
            <text:p>0.27</text:p>
          </table:table-cell>
          <table:table-cell office:value-type="string" calcext:value-type="string">
            <text:p>---</text:p>
          </table:table-cell>
          <table:table-cell table:formula="of:=ACOS([.E6])/PI()*180" office:value-type="float" office:value="74.6240439556578" calcext:value-type="float">
            <text:p>75</text:p>
          </table:table-cell>
          <table:table-cell table:number-columns-repeated="2"/>
          <table:table-cell table:formula="of:=[.E6]*SQRT((0.001/[.D6])^2+(1/[.C6])^2+(0.1/[.B6])^2)" office:value-type="float" office:value="0.0295406089332848" calcext:value-type="float">
            <text:p>0.029540608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2.9" calcext:value-type="float">
            <text:p>52.9</text:p>
          </table:table-cell>
          <table:table-cell table:formula="of:=[.K7]*1000" office:value-type="float" office:value="12" calcext:value-type="float">
            <text:p>12</text:p>
          </table:table-cell>
          <table:table-cell office:value-type="float" office:value="0.196" calcext:value-type="float">
            <text:p>0.196</text:p>
          </table:table-cell>
          <table:table-cell table:formula="of:=[.D7]/[.K7]/[.B7]" office:value-type="float" office:value="0.308758664146188" calcext:value-type="float">
            <text:p>0.31</text:p>
          </table:table-cell>
          <table:table-cell office:value-type="string" calcext:value-type="string">
            <text:p>---</text:p>
          </table:table-cell>
          <table:table-cell table:formula="of:=ACOS([.E7])/PI()*180" office:value-type="float" office:value="72.0155622496295" calcext:value-type="float">
            <text:p>72</text:p>
          </table:table-cell>
          <table:table-cell table:number-columns-repeated="2"/>
          <table:table-cell table:formula="of:=[.E7]*SQRT((0.001/[.D7])^2+(1/[.C7])^2+(0.1/[.B7])^2)" office:value-type="float" office:value="0.0257846738179431" calcext:value-type="float">
            <text:p>0.025784673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2.9" calcext:value-type="float">
            <text:p>52.9</text:p>
          </table:table-cell>
          <table:table-cell table:formula="of:=[.K8]*1000" office:value-type="float" office:value="14" calcext:value-type="float">
            <text:p>14</text:p>
          </table:table-cell>
          <table:table-cell office:value-type="float" office:value="0.297" calcext:value-type="float">
            <text:p>0.297</text:p>
          </table:table-cell>
          <table:table-cell table:formula="of:=[.D8]/[.K8]/[.B8]" office:value-type="float" office:value="0.401026194977046" calcext:value-type="float">
            <text:p>0.40</text:p>
          </table:table-cell>
          <table:table-cell office:value-type="string" calcext:value-type="string">
            <text:p>---</text:p>
          </table:table-cell>
          <table:table-cell table:formula="of:=ACOS([.E8])/PI()*180" office:value-type="float" office:value="66.3576534313081" calcext:value-type="float">
            <text:p>66</text:p>
          </table:table-cell>
          <table:table-cell table:number-columns-repeated="2"/>
          <table:table-cell table:formula="of:=[.E8]*SQRT((0.001/[.D8])^2+(1/[.C8])^2+(0.1/[.B8])^2)" office:value-type="float" office:value="0.0286865532573025" calcext:value-type="float">
            <text:p>0.028686553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2.9" calcext:value-type="float">
            <text:p>52.9</text:p>
          </table:table-cell>
          <table:table-cell table:formula="of:=[.K9]*1000" office:value-type="float" office:value="17" calcext:value-type="float">
            <text:p>17</text:p>
          </table:table-cell>
          <table:table-cell office:value-type="float" office:value="0.427" calcext:value-type="float">
            <text:p>0.427</text:p>
          </table:table-cell>
          <table:table-cell table:formula="of:=[.D9]/[.K9]/[.B9]" office:value-type="float" office:value="0.474813744023129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ACOS([.E9])/PI()*180" office:value-type="float" office:value="61.6527763856722" calcext:value-type="float">
            <text:p>62</text:p>
          </table:table-cell>
          <table:table-cell table:number-columns-repeated="2"/>
          <table:table-cell table:formula="of:=[.E9]*SQRT((0.001/[.D9])^2+(1/[.C9])^2+(0.1/[.B9])^2)" office:value-type="float" office:value="0.0279667538747132" calcext:value-type="float">
            <text:p>0.027966753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2.8" calcext:value-type="float">
            <text:p>52.8</text:p>
          </table:table-cell>
          <table:table-cell table:formula="of:=[.K10]*1000" office:value-type="float" office:value="19" calcext:value-type="float">
            <text:p>19</text:p>
          </table:table-cell>
          <table:table-cell office:value-type="float" office:value="0.587" calcext:value-type="float">
            <text:p>0.587</text:p>
          </table:table-cell>
          <table:table-cell table:formula="of:=[.D10]/[.K10]/[.B10]" office:value-type="float" office:value="0.58512759170653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table:formula="of:=ACOS([.E10])/PI()*180" office:value-type="float" office:value="54.1879957084331" calcext:value-type="float">
            <text:p>54</text:p>
          </table:table-cell>
          <table:table-cell table:number-columns-repeated="2"/>
          <table:table-cell table:formula="of:=[.E10]*SQRT((0.001/[.D10])^2+(1/[.C10])^2+(0.1/[.B10])^2)" office:value-type="float" office:value="0.0308322394355861" calcext:value-type="float">
            <text:p>0.030832239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float" office:value="52.8" calcext:value-type="float">
            <text:p>52.8</text:p>
          </table:table-cell>
          <table:table-cell table:formula="of:=[.K11]*1000" office:value-type="float" office:value="22" calcext:value-type="float">
            <text:p>22</text:p>
          </table:table-cell>
          <table:table-cell office:value-type="float" office:value="0.779" calcext:value-type="float">
            <text:p>0.779</text:p>
          </table:table-cell>
          <table:table-cell table:formula="of:=[.D11]/[.K11]/[.B11]" office:value-type="float" office:value="0.670626721763086" calcext:value-type="float">
            <text:p>0.67</text:p>
          </table:table-cell>
          <table:table-cell office:value-type="float" office:value="0.67" calcext:value-type="float">
            <text:p>0.67</text:p>
          </table:table-cell>
          <table:table-cell table:formula="of:=ACOS([.E11])/PI()*180" office:value-type="float" office:value="47.8845460688637" calcext:value-type="float">
            <text:p>48</text:p>
          </table:table-cell>
          <table:table-cell table:number-columns-repeated="2"/>
          <table:table-cell table:formula="of:=[.E11]*SQRT((0.001/[.D11])^2+(1/[.C11])^2+(0.1/[.B11])^2)" office:value-type="float" office:value="0.0305216255654325" calcext:value-type="float">
            <text:p>0.030521625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2.7" calcext:value-type="float">
            <text:p>52.7</text:p>
          </table:table-cell>
          <table:table-cell table:formula="of:=[.K12]*1000" office:value-type="float" office:value="24" calcext:value-type="float">
            <text:p>24</text:p>
          </table:table-cell>
          <table:table-cell office:value-type="float" office:value="0.962" calcext:value-type="float">
            <text:p>0.962</text:p>
          </table:table-cell>
          <table:table-cell table:formula="of:=[.D12]/[.K12]/[.B12]" office:value-type="float" office:value="0.760594560404807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table:formula="of:=ACOS([.E12])/PI()*180" office:value-type="float" office:value="40.4833589089154" calcext:value-type="float">
            <text:p>40</text:p>
          </table:table-cell>
          <table:table-cell table:number-columns-repeated="2"/>
          <table:table-cell table:formula="of:=[.E12]*SQRT((0.001/[.D12])^2+(1/[.C12])^2+(0.1/[.B12])^2)" office:value-type="float" office:value="0.0317341371489831" calcext:value-type="float">
            <text:p>0.031734137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2.6" calcext:value-type="float">
            <text:p>52.6</text:p>
          </table:table-cell>
          <table:table-cell table:formula="of:=[.K13]*1000" office:value-type="float" office:value="26" calcext:value-type="float">
            <text:p>26</text:p>
          </table:table-cell>
          <table:table-cell office:value-type="float" office:value="1.13" calcext:value-type="float">
            <text:p>1.130</text:p>
          </table:table-cell>
          <table:table-cell table:formula="of:=[.D13]/[.K13]/[.B13]" office:value-type="float" office:value="0.826264989763089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table:formula="of:=ACOS([.E13])/PI()*180" office:value-type="float" office:value="34.2830477984805" calcext:value-type="float">
            <text:p>34</text:p>
          </table:table-cell>
          <table:table-cell table:number-columns-repeated="2"/>
          <table:table-cell table:formula="of:=[.E13]*SQRT((0.001/[.D13])^2+(1/[.C13])^2+(0.1/[.B13])^2)" office:value-type="float" office:value="0.0318266229479335" calcext:value-type="float">
            <text:p>0.031826622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2.5" calcext:value-type="float">
            <text:p>52.5</text:p>
          </table:table-cell>
          <table:table-cell table:formula="of:=[.K14]*1000" office:value-type="float" office:value="28" calcext:value-type="float">
            <text:p>28</text:p>
          </table:table-cell>
          <table:table-cell office:value-type="float" office:value="1.278" calcext:value-type="float">
            <text:p>1.278</text:p>
          </table:table-cell>
          <table:table-cell table:formula="of:=[.D14]/[.K14]/[.B14]" office:value-type="float" office:value="0.869387755102041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formula="of:=ACOS([.E14])/PI()*180" office:value-type="float" office:value="29.6124295371103" calcext:value-type="float">
            <text:p>30</text:p>
          </table:table-cell>
          <table:table-cell table:number-columns-repeated="2"/>
          <table:table-cell table:formula="of:=[.E14]*SQRT((0.001/[.D14])^2+(1/[.C14])^2+(0.1/[.B14])^2)" office:value-type="float" office:value="0.0311011313564579" calcext:value-type="float">
            <text:p>0.031101131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2.4" calcext:value-type="float">
            <text:p>52.4</text:p>
          </table:table-cell>
          <table:table-cell table:formula="of:=[.K15]*1000" office:value-type="float" office:value="29" calcext:value-type="float">
            <text:p>29</text:p>
          </table:table-cell>
          <table:table-cell office:value-type="float" office:value="1.402" calcext:value-type="float">
            <text:p>1.402</text:p>
          </table:table-cell>
          <table:table-cell table:formula="of:=[.D15]/[.K15]/[.B15]" office:value-type="float" office:value="0.922611213477231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table:formula="of:=ACOS([.E15])/PI()*180" office:value-type="float" office:value="22.6891407578311" calcext:value-type="float">
            <text:p>23</text:p>
          </table:table-cell>
          <table:table-cell table:number-columns-repeated="2"/>
          <table:table-cell table:formula="of:=[.E15]*SQRT((0.001/[.D15])^2+(1/[.C15])^2+(0.1/[.B15])^2)" office:value-type="float" office:value="0.0318696592747423" calcext:value-type="float">
            <text:p>0.031869659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2.4" calcext:value-type="float">
            <text:p>52.4</text:p>
          </table:table-cell>
          <table:table-cell table:formula="of:=[.K16]*1000" office:value-type="float" office:value="30" calcext:value-type="float">
            <text:p>30</text:p>
          </table:table-cell>
          <table:table-cell office:value-type="float" office:value="1.543" calcext:value-type="float">
            <text:p>1.543</text:p>
          </table:table-cell>
          <table:table-cell table:formula="of:=[.D16]/[.K16]/[.B16]" office:value-type="float" office:value="0.981552162849873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ACOS([.E16])/PI()*180" office:value-type="float" office:value="11.0225043131384" calcext:value-type="float">
            <text:p>11</text:p>
          </table:table-cell>
          <table:table-cell table:number-columns-repeated="2"/>
          <table:table-cell table:formula="of:=[.E16]*SQRT((0.001/[.D16])^2+(1/[.C16])^2+(0.1/[.B16])^2)" office:value-type="float" office:value="0.032778156799637" calcext:value-type="float">
            <text:p>0.032778156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2.3" calcext:value-type="float">
            <text:p>52.3</text:p>
          </table:table-cell>
          <table:table-cell table:formula="of:=[.K17]*1000" office:value-type="float" office:value="31" calcext:value-type="float">
            <text:p>31</text:p>
          </table:table-cell>
          <table:table-cell office:value-type="float" office:value="1.58" calcext:value-type="float">
            <text:p>1.580</text:p>
          </table:table-cell>
          <table:table-cell table:formula="of:=[.D17]/[.K17]/[.B17]" office:value-type="float" office:value="0.974526614445198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COS([.E17])/PI()*180" office:value-type="float" office:value="12.9600659998368" calcext:value-type="float">
            <text:p>13</text:p>
          </table:table-cell>
          <table:table-cell table:number-columns-repeated="2"/>
          <table:table-cell table:formula="of:=[.E17]*SQRT((0.001/[.D17])^2+(1/[.C17])^2+(0.1/[.B17])^2)" office:value-type="float" office:value="0.0314975568376151" calcext:value-type="float">
            <text:p>0.031497556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2.1" calcext:value-type="float">
            <text:p>52.1</text:p>
          </table:table-cell>
          <table:table-cell table:formula="of:=[.K18]*1000" office:value-type="float" office:value="31" calcext:value-type="float">
            <text:p>31</text:p>
          </table:table-cell>
          <table:table-cell office:value-type="float" office:value="1.615" calcext:value-type="float">
            <text:p>1.615</text:p>
          </table:table-cell>
          <table:table-cell table:formula="of:=[.D18]/[.K18]/[.B18]" office:value-type="float" office:value="0.999938084329144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ACOS([.E18])/PI()*180" office:value-type="float" office:value="0.637588040907711" calcext:value-type="float">
            <text:p>1</text:p>
          </table:table-cell>
          <table:table-cell table:number-columns-repeated="2"/>
          <table:table-cell table:formula="of:=[.E18]*SQRT((0.001/[.D18])^2+(1/[.C18])^2+(0.1/[.B18])^2)" office:value-type="float" office:value="0.0323190472359679" calcext:value-type="float">
            <text:p>0.032319047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2.2" calcext:value-type="float">
            <text:p>52.2</text:p>
          </table:table-cell>
          <table:table-cell table:formula="of:=[.K19]*1000" office:value-type="float" office:value="31" calcext:value-type="float">
            <text:p>31</text:p>
          </table:table-cell>
          <table:table-cell office:value-type="float" office:value="1.619" calcext:value-type="float">
            <text:p>1.619</text:p>
          </table:table-cell>
          <table:table-cell table:formula="of:=[.D19]/[.K19]/[.B19]" office:value-type="float" office:value="1.00049437646768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19]*SQRT((0.001/[.D19])^2+(1/[.C19])^2+(0.1/[.B19])^2)" office:value-type="float" office:value="0.0323367796376925" calcext:value-type="float">
            <text:p>0.032336779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52.2" calcext:value-type="float">
            <text:p>52.2</text:p>
          </table:table-cell>
          <table:table-cell table:formula="of:=[.K20]*1000" office:value-type="float" office:value="31" calcext:value-type="float">
            <text:p>31</text:p>
          </table:table-cell>
          <table:table-cell office:value-type="float" office:value="1.618" calcext:value-type="float">
            <text:p>1.618</text:p>
          </table:table-cell>
          <table:table-cell table:formula="of:=[.D20]/[.K20]/[.B20]" office:value-type="float" office:value="0.99987640588308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-ACOS([.E20])/PI()*180" office:value-type="float" office:value="-0.900826187318881" calcext:value-type="float">
            <text:p>-1</text:p>
          </table:table-cell>
          <table:table-cell table:number-columns-repeated="2"/>
          <table:table-cell table:formula="of:=[.E20]*SQRT((0.001/[.D20])^2+(1/[.C20])^2+(0.1/[.B20])^2)" office:value-type="float" office:value="0.0323168136301013" calcext:value-type="float">
            <text:p>0.032316813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2.4" calcext:value-type="float">
            <text:p>52.4</text:p>
          </table:table-cell>
          <table:table-cell table:formula="of:=[.K21]*1000" office:value-type="float" office:value="31" calcext:value-type="float">
            <text:p>31</text:p>
          </table:table-cell>
          <table:table-cell office:value-type="float" office:value="1.618" calcext:value-type="float">
            <text:p>1.618</text:p>
          </table:table-cell>
          <table:table-cell table:formula="of:=[.D21]/[.K21]/[.B21]" office:value-type="float" office:value="0.99606008372322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-ACOS([.E21])/PI()*180" office:value-type="float" office:value="-5.08772724131033" calcext:value-type="float">
            <text:p>-5</text:p>
          </table:table-cell>
          <table:table-cell table:number-columns-repeated="2"/>
          <table:table-cell table:formula="of:=[.E21]*SQRT((0.001/[.D21])^2+(1/[.C21])^2+(0.1/[.B21])^2)" office:value-type="float" office:value="0.0321930361550211" calcext:value-type="float">
            <text:p>0.032193036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2.6" calcext:value-type="float">
            <text:p>52.6</text:p>
          </table:table-cell>
          <table:table-cell table:formula="of:=[.K22]*1000" office:value-type="float" office:value="31" calcext:value-type="float">
            <text:p>31</text:p>
          </table:table-cell>
          <table:table-cell office:value-type="float" office:value="1.611" calcext:value-type="float">
            <text:p>1.611</text:p>
          </table:table-cell>
          <table:table-cell table:formula="of:=[.D22]/[.K22]/[.B22]" office:value-type="float" office:value="0.987979884705016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formula="of:=-ACOS([.E22])/PI()*180" office:value-type="float" office:value="-8.89258307841113" calcext:value-type="float">
            <text:p>-9</text:p>
          </table:table-cell>
          <table:table-cell table:number-columns-repeated="2"/>
          <table:table-cell table:formula="of:=[.E22]*SQRT((0.001/[.D22])^2+(1/[.C22])^2+(0.1/[.B22])^2)" office:value-type="float" office:value="0.0319315094307398" calcext:value-type="float">
            <text:p>0.031931509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2.5" calcext:value-type="float">
            <text:p>52.5</text:p>
          </table:table-cell>
          <table:table-cell table:formula="of:=[.K23]*1000" office:value-type="float" office:value="31" calcext:value-type="float">
            <text:p>31</text:p>
          </table:table-cell>
          <table:table-cell office:value-type="float" office:value="1.575" calcext:value-type="float">
            <text:p>1.575</text:p>
          </table:table-cell>
          <table:table-cell table:formula="of:=[.D23]/[.K23]/[.B23]" office:value-type="float" office:value="0.967741935483871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-ACOS([.E23])/PI()*180" office:value-type="float" office:value="-14.5925506020334" calcext:value-type="float">
            <text:p>-15</text:p>
          </table:table-cell>
          <table:table-cell table:number-columns-repeated="2"/>
          <table:table-cell table:formula="of:=[.E23]*SQRT((0.001/[.D23])^2+(1/[.C23])^2+(0.1/[.B23])^2)" office:value-type="float" office:value="0.0312778919706372" calcext:value-type="float">
            <text:p>0.03127789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2.6" calcext:value-type="float">
            <text:p>52.6</text:p>
          </table:table-cell>
          <table:table-cell table:formula="of:=[.K24]*1000" office:value-type="float" office:value="30" calcext:value-type="float">
            <text:p>30</text:p>
          </table:table-cell>
          <table:table-cell office:value-type="float" office:value="1.542" calcext:value-type="float">
            <text:p>1.542</text:p>
          </table:table-cell>
          <table:table-cell table:formula="of:=[.D24]/[.K24]/[.B24]" office:value-type="float" office:value="0.977186311787072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-ACOS([.E24])/PI()*180" office:value-type="float" office:value="-12.2620903357379" calcext:value-type="float">
            <text:p>-12</text:p>
          </table:table-cell>
          <table:table-cell table:number-columns-repeated="2"/>
          <table:table-cell table:formula="of:=[.E24]*SQRT((0.001/[.D24])^2+(1/[.C24])^2+(0.1/[.B24])^2)" office:value-type="float" office:value="0.032631966186334" calcext:value-type="float">
            <text:p>0.032631966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52.6" calcext:value-type="float">
            <text:p>52.6</text:p>
          </table:table-cell>
          <table:table-cell table:formula="of:=[.K25]*1000" office:value-type="float" office:value="30" calcext:value-type="float">
            <text:p>30</text:p>
          </table:table-cell>
          <table:table-cell office:value-type="float" office:value="1.51" calcext:value-type="float">
            <text:p>1.510</text:p>
          </table:table-cell>
          <table:table-cell table:formula="of:=[.D25]/[.K25]/[.B25]" office:value-type="float" office:value="0.956907477820025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formula="of:=-ACOS([.E25])/PI()*180" office:value-type="float" office:value="-16.8814842161161" calcext:value-type="float">
            <text:p>-17</text:p>
          </table:table-cell>
          <table:table-cell table:number-columns-repeated="2"/>
          <table:table-cell table:formula="of:=[.E25]*SQRT((0.001/[.D25])^2+(1/[.C25])^2+(0.1/[.B25])^2)" office:value-type="float" office:value="0.0319550369183366" calcext:value-type="float">
            <text:p>0.031955036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2.5" calcext:value-type="float">
            <text:p>52.5</text:p>
          </table:table-cell>
          <table:table-cell table:formula="of:=[.K26]*1000" office:value-type="float" office:value="29" calcext:value-type="float">
            <text:p>29</text:p>
          </table:table-cell>
          <table:table-cell office:value-type="float" office:value="1.44" calcext:value-type="float">
            <text:p>1.440</text:p>
          </table:table-cell>
          <table:table-cell table:formula="of:=[.D26]/[.K26]/[.B26]" office:value-type="float" office:value="0.945812807881773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formula="of:=-ACOS([.E26])/PI()*180" office:value-type="float" office:value="-18.9481507877635" calcext:value-type="float">
            <text:p>-19</text:p>
          </table:table-cell>
          <table:table-cell table:number-columns-repeated="2"/>
          <table:table-cell table:formula="of:=[.E26]*SQRT((0.001/[.D26])^2+(1/[.C26])^2+(0.1/[.B26])^2)" office:value-type="float" office:value="0.0326705569248952" calcext:value-type="float">
            <text:p>0.032670556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52.5" calcext:value-type="float">
            <text:p>52.5</text:p>
          </table:table-cell>
          <table:table-cell table:formula="of:=[.K27]*1000" office:value-type="float" office:value="29" calcext:value-type="float">
            <text:p>29</text:p>
          </table:table-cell>
          <table:table-cell office:value-type="float" office:value="1.386" calcext:value-type="float">
            <text:p>1.386</text:p>
          </table:table-cell>
          <table:table-cell table:formula="of:=[.D27]/[.K27]/[.B27]" office:value-type="float" office:value="0.910344827586207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formula="of:=-ACOS([.E27])/PI()*180" office:value-type="float" office:value="-24.4469522824431" calcext:value-type="float">
            <text:p>-24</text:p>
          </table:table-cell>
          <table:table-cell table:number-columns-repeated="2"/>
          <table:table-cell table:formula="of:=[.E27]*SQRT((0.001/[.D27])^2+(1/[.C27])^2+(0.1/[.B27])^2)" office:value-type="float" office:value="0.031445915859073" calcext:value-type="float">
            <text:p>0.0314459159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2.6" calcext:value-type="float">
            <text:p>52.6</text:p>
          </table:table-cell>
          <table:table-cell table:formula="of:=[.K28]*1000" office:value-type="float" office:value="28" calcext:value-type="float">
            <text:p>28</text:p>
          </table:table-cell>
          <table:table-cell office:value-type="float" office:value="1.339" calcext:value-type="float">
            <text:p>1.339</text:p>
          </table:table-cell>
          <table:table-cell table:formula="of:=[.D28]/[.K28]/[.B28]" office:value-type="float" office:value="0.909152634437806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table:formula="of:=-ACOS([.E28])/PI()*180" office:value-type="float" office:value="-24.6114867080204" calcext:value-type="float">
            <text:p>-25</text:p>
          </table:table-cell>
          <table:table-cell table:number-columns-repeated="2"/>
          <table:table-cell table:formula="of:=[.E28]*SQRT((0.001/[.D28])^2+(1/[.C28])^2+(0.1/[.B28])^2)" office:value-type="float" office:value="0.0325227964598053" calcext:value-type="float">
            <text:p>0.032522796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52.7" calcext:value-type="float">
            <text:p>52.7</text:p>
          </table:table-cell>
          <table:table-cell table:formula="of:=[.K29]*1000" office:value-type="float" office:value="28" calcext:value-type="float">
            <text:p>28</text:p>
          </table:table-cell>
          <table:table-cell office:value-type="float" office:value="1.298" calcext:value-type="float">
            <text:p>1.298</text:p>
          </table:table-cell>
          <table:table-cell table:formula="of:=[.D29]/[.K29]/[.B29]" office:value-type="float" office:value="0.879642179452426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table:formula="of:=-ACOS([.E29])/PI()*180" office:value-type="float" office:value="-28.4007701691577" calcext:value-type="float">
            <text:p>-28</text:p>
          </table:table-cell>
          <table:table-cell table:number-columns-repeated="2"/>
          <table:table-cell table:formula="of:=[.E29]*SQRT((0.001/[.D29])^2+(1/[.C29])^2+(0.1/[.B29])^2)" office:value-type="float" office:value="0.0314674009348923" calcext:value-type="float">
            <text:p>0.031467400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52.7" calcext:value-type="float">
            <text:p>52.7</text:p>
          </table:table-cell>
          <table:table-cell table:formula="of:=[.K30]*1000" office:value-type="float" office:value="27" calcext:value-type="float">
            <text:p>27</text:p>
          </table:table-cell>
          <table:table-cell office:value-type="float" office:value="1.24" calcext:value-type="float">
            <text:p>1.240</text:p>
          </table:table-cell>
          <table:table-cell table:formula="of:=[.D30]/[.K30]/[.B30]" office:value-type="float" office:value="0.87145969498910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formula="of:=-ACOS([.E30])/PI()*180" office:value-type="float" office:value="-29.3712889225436" calcext:value-type="float">
            <text:p>-29</text:p>
          </table:table-cell>
          <table:table-cell table:number-columns-repeated="2"/>
          <table:table-cell table:formula="of:=[.E30]*SQRT((0.001/[.D30])^2+(1/[.C30])^2+(0.1/[.B30])^2)" office:value-type="float" office:value="0.0323262580364646" calcext:value-type="float">
            <text:p>0.0323262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52.7" calcext:value-type="float">
            <text:p>52.7</text:p>
          </table:table-cell>
          <table:table-cell table:formula="of:=[.K31]*1000" office:value-type="float" office:value="27" calcext:value-type="float">
            <text:p>27</text:p>
          </table:table-cell>
          <table:table-cell office:value-type="float" office:value="1.2" calcext:value-type="float">
            <text:p>1.200</text:p>
          </table:table-cell>
          <table:table-cell table:formula="of:=[.D31]/[.K31]/[.B31]" office:value-type="float" office:value="0.843348091924942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table:formula="of:=-ACOS([.E31])/PI()*180" office:value-type="float" office:value="-32.5046228165493" calcext:value-type="float">
            <text:p>-33</text:p>
          </table:table-cell>
          <table:table-cell table:number-columns-repeated="2"/>
          <table:table-cell table:formula="of:=[.E31]*SQRT((0.001/[.D31])^2+(1/[.C31])^2+(0.1/[.B31])^2)" office:value-type="float" office:value="0.0312839766016398" calcext:value-type="float">
            <text:p>0.031283976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52.7" calcext:value-type="float">
            <text:p>52.7</text:p>
          </table:table-cell>
          <table:table-cell table:formula="of:=[.K32]*1000" office:value-type="float" office:value="27" calcext:value-type="float">
            <text:p>27</text:p>
          </table:table-cell>
          <table:table-cell office:value-type="float" office:value="1.17" calcext:value-type="float">
            <text:p>1.170</text:p>
          </table:table-cell>
          <table:table-cell table:formula="of:=[.D32]/[.K32]/[.B32]" office:value-type="float" office:value="0.822264389626818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formula="of:=-ACOS([.E32])/PI()*180" office:value-type="float" office:value="-34.6878855301579" calcext:value-type="float">
            <text:p>-35</text:p>
          </table:table-cell>
          <table:table-cell table:number-columns-repeated="2"/>
          <table:table-cell table:formula="of:=[.E32]*SQRT((0.001/[.D32])^2+(1/[.C32])^2+(0.1/[.B32])^2)" office:value-type="float" office:value="0.0305022769462341" calcext:value-type="float">
            <text:p>0.030502276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52.6" calcext:value-type="float">
            <text:p>52.6</text:p>
          </table:table-cell>
          <table:table-cell table:formula="of:=[.K33]*1000" office:value-type="float" office:value="26" calcext:value-type="float">
            <text:p>26</text:p>
          </table:table-cell>
          <table:table-cell office:value-type="float" office:value="1.144" calcext:value-type="float">
            <text:p>1.144</text:p>
          </table:table-cell>
          <table:table-cell table:formula="of:=[.D33]/[.K33]/[.B33]" office:value-type="float" office:value="0.8365019011406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formula="of:=-ACOS([.E33])/PI()*180" office:value-type="float" office:value="-33.2274481864401" calcext:value-type="float">
            <text:p>-33</text:p>
          </table:table-cell>
          <table:table-cell table:number-columns-repeated="2"/>
          <table:table-cell table:formula="of:=[.E33]*SQRT((0.001/[.D33])^2+(1/[.C33])^2+(0.1/[.B33])^2)" office:value-type="float" office:value="0.0322207282305737" calcext:value-type="float">
            <text:p>0.032220728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2.8" calcext:value-type="float">
            <text:p>52.8</text:p>
          </table:table-cell>
          <table:table-cell table:style-name="ce5" table:formula="of:=[.K34]*1000" office:value-type="float" office:value="26" calcext:value-type="float">
            <text:p>26</text:p>
          </table:table-cell>
          <table:table-cell table:style-name="ce7" office:value-type="float" office:value="1.126" calcext:value-type="float">
            <text:p>1.126</text:p>
          </table:table-cell>
          <table:table-cell table:style-name="ce9" table:formula="of:=[.D34]/[.K34]/[.B34]" office:value-type="float" office:value="0.820221445221445" calcext:value-type="float">
            <text:p>0.82</text:p>
          </table:table-cell>
          <table:table-cell table:style-name="ce9" office:value-type="float" office:value="0.82" calcext:value-type="float">
            <text:p>0.82</text:p>
          </table:table-cell>
          <table:table-cell table:style-name="ce12" table:formula="of:=-ACOS([.E34])/PI()*180" office:value-type="float" office:value="-34.8930325854925" calcext:value-type="float">
            <text:p>-35</text:p>
          </table:table-cell>
          <table:table-cell table:number-columns-repeated="2"/>
          <table:table-cell table:formula="of:=[.E34]*SQRT((0.001/[.D34])^2+(1/[.C34])^2+(0.1/[.B34])^2)" office:value-type="float" office:value="0.0315936020575052" calcext:value-type="float">
            <text:p>0.0315936021</text:p>
          </table:table-cell>
          <table:table-cell office:value-type="float" office:value="0.026" calcext:value-type="float">
            <text:p>0.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3:15:00.922988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2-13T23:38:24.860758938</dc:date>
    <dc:creator>Vladislav Wohlrath</dc:creator>
    <meta:editing-duration>PT3H26M21S</meta:editing-duration>
    <meta:editing-cycles>21</meta:editing-cycles>
    <meta:document-statistic meta:table-count="2" meta:cell-count="525" meta:object-count="0"/>
  </office:meta>
</office:document-meta>
</file>